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5.99cm"/>
    </style:style>
    <style:style style:name="co5" style:family="table-column">
      <style:table-column-properties fo:break-before="auto" style:column-width="2.2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9.007cm" svg:height="17.743cm" svg:x="14.792cm" svg:y="4.781cm">
            <draw:object draw:notify-on-update-of-ranges="Sheet1.F1:Sheet1.F1 Sheet1.F2:Sheet1.F9 Sheet1.H1:Sheet1.H1 Sheet1.H2:Sheet1.H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1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lang -O0</text:p>
          </table:table-cell>
          <table:table-cell office:value-type="float" office:value="206.306" calcext:value-type="float">
            <text:p>206.306</text:p>
          </table:table-cell>
          <table:table-cell table:formula="of:=AVERAGE([.B1:.B3])" office:value-type="float" office:value="206.134" calcext:value-type="float">
            <text:p>206.134</text:p>
          </table:table-cell>
          <table:table-cell table:number-columns-repeated="2"/>
          <table:table-cell office:value-type="string" calcext:value-type="string">
            <text:p>Test</text:p>
          </table:table-cell>
          <table:table-cell table:style-name="Default" office:value-type="string" calcext:value-type="string">
            <text:p>Time Taken</text:p>
          </table:table-cell>
          <table:table-cell office:value-type="string" calcext:value-type="string">
            <text:p>Throughput (iterations / sec)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/>
          <table:table-cell office:value-type="float" office:value="205.942" calcext:value-type="float">
            <text:p>205.942</text:p>
          </table:table-cell>
          <table:table-cell table:number-columns-repeated="3"/>
          <table:table-cell table:style-name="ce1" office:value-type="string" calcext:value-type="string">
            <text:p>JDK 8</text:p>
          </table:table-cell>
          <table:table-cell office:value-type="float" office:value="26.1906230306667" calcext:value-type="float">
            <text:p>26.1906230307</text:p>
          </table:table-cell>
          <table:table-cell table:formula="of:=1000000000/[.G2]" office:value-type="float" office:value="38181604.1118647" calcext:value-type="float">
            <text:p>38181604.1118647</text:p>
          </table:table-cell>
          <table:table-cell table:formula="of:=[.H2]/[.H2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6.154" calcext:value-type="float">
            <text:p>206.154</text:p>
          </table:table-cell>
          <table:table-cell table:number-columns-repeated="3"/>
          <table:table-cell table:style-name="ce1" office:value-type="string" calcext:value-type="string">
            <text:p>Clang</text:p>
          </table:table-cell>
          <table:table-cell office:value-type="float" office:value="27.7530333333333" calcext:value-type="float">
            <text:p>27.7530333333</text:p>
          </table:table-cell>
          <table:table-cell table:formula="of:=1000000000/[.G3]" office:value-type="float" office:value="36032097.3923571" calcext:value-type="float">
            <text:p>36032097.3923571</text:p>
          </table:table-cell>
          <table:table-cell table:formula="of:=[.H2]/[.H3]" office:value-type="float" office:value="1.05965533163672" calcext:value-type="float">
            <text:p>1.0596553316</text:p>
          </table:table-cell>
        </table:table-row>
        <table:table-row table:style-name="ro1">
          <table:table-cell office:value-type="string" calcext:value-type="string">
            <text:p>Clang -O1</text:p>
          </table:table-cell>
          <table:table-cell office:value-type="float" office:value="118.69" calcext:value-type="float">
            <text:p>118.69</text:p>
          </table:table-cell>
          <table:table-cell table:formula="of:=AVERAGE([.B4:.B6])" office:value-type="float" office:value="118.641" calcext:value-type="float">
            <text:p>118.641</text:p>
          </table:table-cell>
          <table:table-cell table:number-columns-repeated="2"/>
          <table:table-cell table:style-name="ce2" office:value-type="string" calcext:value-type="string">
            <text:p>GCC 5</text:p>
          </table:table-cell>
          <table:table-cell office:value-type="float" office:value="29.5888666666667" calcext:value-type="float">
            <text:p>29.5888666667</text:p>
          </table:table-cell>
          <table:table-cell table:formula="of:=1000000000/[.G4]" office:value-type="float" office:value="33796495.5287236" calcext:value-type="float">
            <text:p>33796495.5287236</text:p>
          </table:table-cell>
          <table:table-cell table:formula="of:=[.H2]/[.H4]" office:value-type="float" office:value="1.12975039318542" calcext:value-type="float">
            <text:p>1.1297503932</text:p>
          </table:table-cell>
        </table:table-row>
        <table:table-row table:style-name="ro1">
          <table:table-cell/>
          <table:table-cell office:value-type="float" office:value="118.603" calcext:value-type="float">
            <text:p>118.603</text:p>
          </table:table-cell>
          <table:table-cell table:number-columns-repeated="3"/>
          <table:table-cell table:style-name="ce1" office:value-type="string" calcext:value-type="string">
            <text:p>GCC 4</text:p>
          </table:table-cell>
          <table:table-cell office:value-type="float" office:value="29.6302" calcext:value-type="float">
            <text:p>29.6302</text:p>
          </table:table-cell>
          <table:table-cell table:formula="of:=1000000000/[.G5]" office:value-type="float" office:value="33749350.3250062" calcext:value-type="float">
            <text:p>33749350.3250062</text:p>
          </table:table-cell>
          <table:table-cell table:formula="of:=[.H2]/[.H5]" office:value-type="float" office:value="1.13132856615537" calcext:value-type="float">
            <text:p>1.1313285662</text:p>
          </table:table-cell>
        </table:table-row>
        <table:table-row table:style-name="ro1">
          <table:table-cell/>
          <table:table-cell office:value-type="float" office:value="118.63" calcext:value-type="float">
            <text:p>118.63</text:p>
          </table:table-cell>
          <table:table-cell table:number-columns-repeated="3"/>
          <table:table-cell table:style-name="ce1" office:value-type="string" calcext:value-type="string">
            <text:p>JDK 7</text:p>
          </table:table-cell>
          <table:table-cell office:value-type="float" office:value="37.8797036513333" calcext:value-type="float">
            <text:p>37.8797036513</text:p>
          </table:table-cell>
          <table:table-cell table:formula="of:=1000000000/[.G6]" office:value-type="float" office:value="26399361.7585971" calcext:value-type="float">
            <text:p>26399361.7585971</text:p>
          </table:table-cell>
          <table:table-cell table:formula="of:=[.H2]/[.H6]" office:value-type="float" office:value="1.44630784868996" calcext:value-type="float">
            <text:p>1.4463078487</text:p>
          </table:table-cell>
        </table:table-row>
        <table:table-row table:style-name="ro1">
          <table:table-cell office:value-type="string" calcext:value-type="string">
            <text:p>Clang -O2</text:p>
          </table:table-cell>
          <table:table-cell office:value-type="float" office:value="27.7226" calcext:value-type="float">
            <text:p>27.7226</text:p>
          </table:table-cell>
          <table:table-cell table:formula="of:=AVERAGE([.B7:.B9])" office:value-type="float" office:value="27.8013666666667" calcext:value-type="float">
            <text:p>27.8013666667</text:p>
          </table:table-cell>
          <table:table-cell table:number-columns-repeated="2"/>
          <table:table-cell table:style-name="ce1" office:value-type="string" calcext:value-type="string">
            <text:p>Cython</text:p>
          </table:table-cell>
          <table:table-cell office:value-type="float" office:value="107.721335014" calcext:value-type="float">
            <text:p>107.721335014</text:p>
          </table:table-cell>
          <table:table-cell table:formula="of:=1000000000/[.G7]" office:value-type="float" office:value="9283212.09415048" calcext:value-type="float">
            <text:p>9283212.09415048</text:p>
          </table:table-cell>
          <table:table-cell table:formula="of:=[.H2]/[.H7]" office:value-type="float" office:value="4.11297336790609" calcext:value-type="float">
            <text:p>4.1129733679</text:p>
          </table:table-cell>
        </table:table-row>
        <table:table-row table:style-name="ro1">
          <table:table-cell/>
          <table:table-cell office:value-type="float" office:value="27.8444" calcext:value-type="float">
            <text:p>27.8444</text:p>
          </table:table-cell>
          <table:table-cell table:number-columns-repeated="3"/>
          <table:table-cell table:style-name="ce1" office:value-type="string" calcext:value-type="string">
            <text:p>Python 2</text:p>
          </table:table-cell>
          <table:table-cell office:value-type="float" office:value="803.365210612667" calcext:value-type="float">
            <text:p>803.3652106127</text:p>
          </table:table-cell>
          <table:table-cell table:formula="of:=1000000000/[.G8]" office:value-type="float" office:value="1244763.88420825" calcext:value-type="float">
            <text:p>1244763.88420825</text:p>
          </table:table-cell>
          <table:table-cell table:formula="of:=[.H2]/[.H8]" office:value-type="float" office:value="30.6737724288576" calcext:value-type="float">
            <text:p>30.6737724289</text:p>
          </table:table-cell>
        </table:table-row>
        <table:table-row table:style-name="ro1">
          <table:table-cell/>
          <table:table-cell office:value-type="float" office:value="27.8371" calcext:value-type="float">
            <text:p>27.8371</text:p>
          </table:table-cell>
          <table:table-cell table:number-columns-repeated="3"/>
          <table:table-cell table:style-name="ce1" office:value-type="string" calcext:value-type="string">
            <text:p>Python 3</text:p>
          </table:table-cell>
          <table:table-cell office:value-type="float" office:value="930.307550958513" calcext:value-type="float">
            <text:p>930.3075509585</text:p>
          </table:table-cell>
          <table:table-cell table:formula="of:=1000000000/[.G9]" office:value-type="float" office:value="1074913.34340959" calcext:value-type="float">
            <text:p>1074913.34340959</text:p>
          </table:table-cell>
          <table:table-cell table:formula="of:=[.H2]/[.H9]" office:value-type="float" office:value="35.5206346129763" calcext:value-type="float">
            <text:p>35.520634613</text:p>
          </table:table-cell>
        </table:table-row>
        <table:table-row table:style-name="ro1">
          <table:table-cell table:style-name="ce2" office:value-type="string" calcext:value-type="string">
            <text:p>Clang -O3</text:p>
          </table:table-cell>
          <table:table-cell office:value-type="float" office:value="27.7095" calcext:value-type="float">
            <text:p>27.7095</text:p>
          </table:table-cell>
          <table:table-cell table:formula="of:=AVERAGE([.B10:.B12])" office:value-type="float" office:value="27.7530333333333" calcext:value-type="float">
            <text:p>27.7530333333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27.7026" calcext:value-type="float">
            <text:p>27.7026</text:p>
          </table:table-cell>
          <table:table-cell table:number-columns-repeated="3"/>
          <table:table-cell office:value-type="string" calcext:value-type="string">
            <text:p>Java 8 Aggressive Opts</text:p>
          </table:table-cell>
          <table:table-cell office:value-type="float" office:value="18.595590683" calcext:value-type="float">
            <text:p>18.595590683</text:p>
          </table:table-cell>
          <table:table-cell table:formula="of:=1000000000/[.G11]" office:value-type="float" office:value="53776189.0464816" calcext:value-type="float">
            <text:p>53776189.0464816</text:p>
          </table:table-cell>
          <table:table-cell/>
        </table:table-row>
        <table:table-row table:style-name="ro1">
          <table:table-cell/>
          <table:table-cell office:value-type="float" office:value="27.847" calcext:value-type="float">
            <text:p>27.8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C 4.9 -O0</text:p>
          </table:table-cell>
          <table:table-cell office:value-type="float" office:value="247.506" calcext:value-type="float">
            <text:p>247.506</text:p>
          </table:table-cell>
          <table:table-cell table:formula="of:=AVERAGE([.B13:.B15])" office:value-type="float" office:value="247.518666666667" calcext:value-type="float">
            <text:p>247.5186666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7.471" calcext:value-type="float">
            <text:p>247.4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7.579" calcext:value-type="float">
            <text:p>247.5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C 4.9 -O1</text:p>
          </table:table-cell>
          <table:table-cell office:value-type="float" office:value="33.3127" calcext:value-type="float">
            <text:p>33.3127</text:p>
          </table:table-cell>
          <table:table-cell table:formula="of:=AVERAGE([.B16:.B18])" office:value-type="float" office:value="33.3044666666667" calcext:value-type="float">
            <text:p>33.3044666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.307" calcext:value-type="float">
            <text:p>33.30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.2937" calcext:value-type="float">
            <text:p>33.29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C 4.9 -O2</text:p>
          </table:table-cell>
          <table:table-cell office:value-type="float" office:value="30.0042" calcext:value-type="float">
            <text:p>30.0042</text:p>
          </table:table-cell>
          <table:table-cell table:formula="of:=AVERAGE([.B19:.B21])" office:value-type="float" office:value="30.0589" calcext:value-type="float">
            <text:p>30.05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.0925" calcext:value-type="float">
            <text:p>30.09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.08" calcext:value-type="float">
            <text:p>30.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C 4.9 -O3</text:p>
          </table:table-cell>
          <table:table-cell office:value-type="float" office:value="29.628" calcext:value-type="float">
            <text:p>29.628</text:p>
          </table:table-cell>
          <table:table-cell table:formula="of:=AVERAGE([.B22:.B24])" office:value-type="float" office:value="29.6302" calcext:value-type="float">
            <text:p>29.6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.6356" calcext:value-type="float">
            <text:p>29.635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.627" calcext:value-type="float">
            <text:p>29.62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GCC 5 -O0</text:p>
          </table:table-cell>
          <table:table-cell office:value-type="float" office:value="248.506" calcext:value-type="float">
            <text:p>248.506</text:p>
          </table:table-cell>
          <table:table-cell table:formula="of:=AVERAGE([.B25:.B27])" office:value-type="float" office:value="248.390666666667" calcext:value-type="float">
            <text:p>248.3906666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8.533" calcext:value-type="float">
            <text:p>248.5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8.133" calcext:value-type="float">
            <text:p>248.133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GCC 5 -O1</text:p>
          </table:table-cell>
          <table:table-cell office:value-type="float" office:value="33.0075" calcext:value-type="float">
            <text:p>33.0075</text:p>
          </table:table-cell>
          <table:table-cell table:formula="of:=AVERAGE([.B28:.B30])" office:value-type="float" office:value="32.9964" calcext:value-type="float">
            <text:p>32.99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.9785" calcext:value-type="float">
            <text:p>32.97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.0032" calcext:value-type="float">
            <text:p>33.0032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GCC 5 -O2</text:p>
          </table:table-cell>
          <table:table-cell office:value-type="float" office:value="29.5203" calcext:value-type="float">
            <text:p>29.5203</text:p>
          </table:table-cell>
          <table:table-cell table:formula="of:=AVERAGE([.B31:.B33])" office:value-type="float" office:value="29.5168666666667" calcext:value-type="float">
            <text:p>29.5168666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.4569" calcext:value-type="float">
            <text:p>29.456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.5734" calcext:value-type="float">
            <text:p>29.573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GCC 5 -O3</text:p>
          </table:table-cell>
          <table:table-cell office:value-type="float" office:value="29.5091" calcext:value-type="float">
            <text:p>29.5091</text:p>
          </table:table-cell>
          <table:table-cell table:formula="of:=AVERAGE([.B34:.B36])" office:value-type="float" office:value="29.5888666666667" calcext:value-type="float">
            <text:p>29.5888666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.5283" calcext:value-type="float">
            <text:p>29.52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.7292" calcext:value-type="float">
            <text:p>29.72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DK 6</text:p>
          </table:table-cell>
          <table:table-cell office:value-type="float" office:value="46.75287067" calcext:value-type="float">
            <text:p>46.75287067</text:p>
          </table:table-cell>
          <table:table-cell table:formula="of:=AVERAGE([.B37:.B39])" office:value-type="float" office:value="46.7587439963333" calcext:value-type="float">
            <text:p>46.75874399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.969321729" calcext:value-type="float">
            <text:p>45.9693217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.55403959" calcext:value-type="float">
            <text:p>47.554039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DK 6 (aggressive opts)</text:p>
          </table:table-cell>
          <table:table-cell office:value-type="float" office:value="39.210983045" calcext:value-type="float">
            <text:p>39.210983045</text:p>
          </table:table-cell>
          <table:table-cell table:formula="of:=AVERAGE([.B40:.B42])" office:value-type="float" office:value="38.7223211843333" calcext:value-type="float">
            <text:p>38.7223211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.667097961" calcext:value-type="float">
            <text:p>38.6670979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.288882547" calcext:value-type="float">
            <text:p>38.2888825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DK 7</text:p>
          </table:table-cell>
          <table:table-cell office:value-type="float" office:value="37.529349089" calcext:value-type="float">
            <text:p>37.529349089</text:p>
          </table:table-cell>
          <table:table-cell table:formula="of:=AVERAGE([.B43:.B45])" office:value-type="float" office:value="37.8797036513333" calcext:value-type="float">
            <text:p>37.8797036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.043258086" calcext:value-type="float">
            <text:p>38.0432580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.066503779" calcext:value-type="float">
            <text:p>38.0665037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DK 7 (aggressive opts)</text:p>
          </table:table-cell>
          <table:table-cell office:value-type="float" office:value="27.522065201" calcext:value-type="float">
            <text:p>27.522065201</text:p>
          </table:table-cell>
          <table:table-cell table:formula="of:=AVERAGE([.B46:.B48])" office:value-type="float" office:value="27.3545083496667" calcext:value-type="float">
            <text:p>27.3545083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.281318596" calcext:value-type="float">
            <text:p>27.2813185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.260141252" calcext:value-type="float">
            <text:p>27.2601412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DK 8</text:p>
          </table:table-cell>
          <table:table-cell office:value-type="float" office:value="25.988202132" calcext:value-type="float">
            <text:p>25.988202132</text:p>
          </table:table-cell>
          <table:table-cell table:formula="of:=AVERAGE([.B49:.B51])" office:value-type="float" office:value="26.1906230306667" calcext:value-type="float">
            <text:p>26.19062303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.640186787" calcext:value-type="float">
            <text:p>25.64018678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.943480173" calcext:value-type="float">
            <text:p>26.9434801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DK 8 (aggressive opts)</text:p>
          </table:table-cell>
          <table:table-cell office:value-type="float" office:value="18.804758832" calcext:value-type="float">
            <text:p>18.804758832</text:p>
          </table:table-cell>
          <table:table-cell table:formula="of:=AVERAGE([.B52:.B54])" office:value-type="float" office:value="18.595590683" calcext:value-type="float">
            <text:p>18.5955906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.506685313" calcext:value-type="float">
            <text:p>18.5066853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.475327904" calcext:value-type="float">
            <text:p>18.4753279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ython 2</text:p>
          </table:table-cell>
          <table:table-cell office:value-type="float" office:value="801.778286934" calcext:value-type="float">
            <text:p>801.778286934</text:p>
          </table:table-cell>
          <table:table-cell table:formula="of:=AVERAGE([.B55:.B57])" office:value-type="float" office:value="803.365210612667" calcext:value-type="float">
            <text:p>803.36521061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1.526767969" calcext:value-type="float">
            <text:p>801.526767969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6.790576935" calcext:value-type="float">
            <text:p>806.7905769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ython 3</text:p>
          </table:table-cell>
          <table:table-cell office:value-type="float" office:value="946.504827488679" calcext:value-type="float">
            <text:p>946.5048274887</text:p>
          </table:table-cell>
          <table:table-cell table:formula="of:=AVERAGE([.B58:.B60])" office:value-type="float" office:value="930.307550958513" calcext:value-type="float">
            <text:p>930.30755095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938.859344218858" calcext:value-type="float">
            <text:p>938.85934421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05.558481168002" calcext:value-type="float">
            <text:p>905.5584811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ython -O1</text:p>
          </table:table-cell>
          <table:table-cell office:value-type="float" office:value="118.654829979" calcext:value-type="float">
            <text:p>118.654829979</text:p>
          </table:table-cell>
          <table:table-cell table:formula="of:=AVERAGE([.B61:.B63])" office:value-type="float" office:value="118.592222055" calcext:value-type="float">
            <text:p>118.592222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8.53600812" calcext:value-type="float">
            <text:p>118.536008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8.585828066" calcext:value-type="float">
            <text:p>118.585828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ython -O2</text:p>
          </table:table-cell>
          <table:table-cell office:value-type="float" office:value="112.119508982" calcext:value-type="float">
            <text:p>112.119508982</text:p>
          </table:table-cell>
          <table:table-cell table:formula="of:=AVERAGE([.B64:.B66])" office:value-type="float" office:value="112.492520968333" calcext:value-type="float">
            <text:p>112.49252096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2.17107296" calcext:value-type="float">
            <text:p>112.171072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.186980963" calcext:value-type="float">
            <text:p>113.1869809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ython -O3</text:p>
          </table:table-cell>
          <table:table-cell office:value-type="float" office:value="107.725965023" calcext:value-type="float">
            <text:p>107.725965023</text:p>
          </table:table-cell>
          <table:table-cell table:formula="of:=AVERAGE([.B67:.B69])" office:value-type="float" office:value="107.721335014" calcext:value-type="float">
            <text:p>107.7213350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7.711683989" calcext:value-type="float">
            <text:p>107.7116839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7.72635603" calcext:value-type="float">
            <text:p>107.72635603</text:p>
          </table:table-cell>
          <table:table-cell table:number-columns-repeated="7"/>
        </table:table-row>
        <table:table-row table:style-name="ro1" table:number-rows-repeated="104850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F1:Sheet1.H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9T14:56:09.205402916</dc:date>
    <meta:generator>LibreOffice/4.2.8.2$Linux_X86_64 LibreOffice_project/420m0$Build-2</meta:generator>
    <meta:editing-duration>PT2H6M56S</meta:editing-duration>
    <meta:editing-cycles>2</meta:editing-cycles>
    <meta:document-statistic meta:table-count="1" meta:cell-count="1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008cm" svg:height="17.744cm" xlink:href=".." xlink:type="simple" chart:class="chart:bar" chart:style-name="ch1">
        <chart:plot-area chart:style-name="ch2" table:cell-range-address="Sheet1.F1:Sheet1.F9 Sheet1.H1:Sheet1.H9" chart:data-source-has-labels="both" svg:x="1.591cm" svg:y="0.354cm" svg:width="26.837cm" svg:height="17.036cm">
          <chartooo:coordinate-region svg:x="3.324cm" svg:y="0.553cm" svg:width="25.104cm" svg:height="16.19cm"/>
          <chart:axis chart:dimension="x" chart:name="primary-x" chart:style-name="ch3" chartooo:axis-type="auto">
            <chartooo:date-scale/>
            <chart:categories table:cell-range-address="Sheet1.F2:Sheet1.F9"/>
          </chart:axis>
          <chart:axis chart:dimension="y" chart:name="primary-y" chart:style-name="ch4">
            <chart:title svg:x="0.451cm" svg:y="10.94cm" chart:style-name="ch5">
              <text:p>Throughput (iterations / sec)</text:p>
            </chart:title>
            <chart:grid chart:style-name="ch6" chart:class="major"/>
          </chart:axis>
          <chart:series chart:style-name="ch7" chart:values-cell-range-address="Sheet1.H2:Sheet1.H9" chart:label-cell-address="Sheet1.H1:Sheet1.H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iterations / sec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DK 8</text:p>
                <draw:g>
                  <svg:desc>Sheet1.F2:Sheet1.F9</svg:desc>
                </draw:g>
              </table:table-cell>
              <table:table-cell office:value-type="float" office:value="38181604.1118647">
                <text:p>38181604.1118647</text:p>
                <draw:g>
                  <svg:desc>Sheet1.H2:Sheet1.H9</svg:desc>
                </draw:g>
              </table:table-cell>
            </table:table-row>
            <table:table-row>
              <table:table-cell office:value-type="string">
                <text:p>Clang</text:p>
              </table:table-cell>
              <table:table-cell office:value-type="float" office:value="36032097.3923571">
                <text:p>36032097.3923571</text:p>
              </table:table-cell>
            </table:table-row>
            <table:table-row>
              <table:table-cell office:value-type="string">
                <text:p>GCC 5</text:p>
              </table:table-cell>
              <table:table-cell office:value-type="float" office:value="33796495.5287236">
                <text:p>33796495.5287236</text:p>
              </table:table-cell>
            </table:table-row>
            <table:table-row>
              <table:table-cell office:value-type="string">
                <text:p>GCC 4</text:p>
              </table:table-cell>
              <table:table-cell office:value-type="float" office:value="33749350.3250062">
                <text:p>33749350.3250062</text:p>
              </table:table-cell>
            </table:table-row>
            <table:table-row>
              <table:table-cell office:value-type="string">
                <text:p>JDK 7</text:p>
              </table:table-cell>
              <table:table-cell office:value-type="float" office:value="26399361.7585971">
                <text:p>26399361.7585971</text:p>
              </table:table-cell>
            </table:table-row>
            <table:table-row>
              <table:table-cell office:value-type="string">
                <text:p>Cython</text:p>
              </table:table-cell>
              <table:table-cell office:value-type="float" office:value="9283212.09415048">
                <text:p>9283212.09415048</text:p>
              </table:table-cell>
            </table:table-row>
            <table:table-row>
              <table:table-cell office:value-type="string">
                <text:p>Python 2</text:p>
              </table:table-cell>
              <table:table-cell office:value-type="float" office:value="1244763.88420825">
                <text:p>1244763.88420825</text:p>
              </table:table-cell>
            </table:table-row>
            <table:table-row>
              <table:table-cell office:value-type="string">
                <text:p>Python 3</text:p>
              </table:table-cell>
              <table:table-cell office:value-type="float" office:value="1074913.34340959">
                <text:p>1074913.343409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